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Normální" style:family="paragraph">
      <style:text-properties fo:font-weight="bold" style:font-weight-asian="bold"/>
    </style:style>
    <style:style style:name="T17" style:parent-style-name="Standardnípísmoodstavce" style:family="text">
      <style:text-properties fo:font-weight="bold" style:font-weight-asian="bold" style:font-weight-complex="bold" fo:color="#000000"/>
    </style:style>
    <style:style style:name="T18" style:parent-style-name="Standardnípísmoodstavce" style:family="text">
      <style:text-properties style:font-weight-complex="bold" fo:font-style="italic" style:font-style-asian="italic"/>
    </style:style>
    <style:style style:name="T19" style:parent-style-name="Standardnípísmoodstavce" style:family="text">
      <style:text-properties style:font-weight-complex="bold" fo:font-style="italic" style:font-style-asian="italic"/>
    </style:style>
    <style:style style:name="T20" style:parent-style-name="Standardnípísmoodstavce" style:family="text">
      <style:text-properties fo:font-size="11.5pt" style:font-size-asian="11.5pt" style:font-size-complex="12pt"/>
    </style:style>
    <style:style style:name="T21" style:parent-style-name="Standardnípísmoodstavce" style:family="text">
      <style:text-properties fo:font-style="italic" style:font-style-asian="italic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/>
            <text:p text:style-name="Normální"/>
            <text:p text:style-name="Normální"><text:bookmark-start text:name="Text14"/><text:bookmark-start text:name="Text2"/>K106 104/2021<text:bookmark-end text:name="Text14"/></text:p>
            <text:p text:style-name="Normální">KVOP-53639/2021<text:bookmark-end text:name="Text2"/></text:p>
            <text:p text:style-name="Normální"><text:bookmark-start text:name="Text6"/>16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V. S.</text:p>
            <text:p text:style-name="Normální"/>
            <text:p text:style-name="P16">e-mail:<text:s/></text:p>
            <text:p text:style-name="Normální"/>
            <text:p text:style-name="Normální"><text:bookmark-start text:name="Text10"/><text:s text:c="5"/><text:bookmark-end text:name="Text10"/></text:p>
            <text:p text:style-name="Normální"><text:bookmark-start text:name="Text11"/><text:s/><text:bookmark-end text:name="Text11"/><text:s/><text:bookmark-start text:name="Text12"/><text:s text:c="5"/><text:bookmark-end text:name="Text12"/></text:p>
            <text:p text:style-name="Normální"/>
            <text:p text:style-name="Normální"/>
          </table:table-cell>
        </table:table-row>
      </table:table>
      <text:h text:style-name="Nadpis1" text:outline-level="1">Sdělení<text:s/>o poskytnutí informace<text:s/>podle zákona č. 106/1999 Sb., o svobodném přístupu k informacím, ve znění pozdějších předpisů</text:h>
      <text:p text:style-name="Základnítext">Vážená paní S.,</text:p>
      <text:p text:style-name="Základnítext">dne 9. prosince 2021 byla do Kanceláře veřejného ochránce práv doručena<text:s/>Vaše žádost podle zákona o svobodném přístupu k informacím, kterou<text:s/><text:span text:style-name="Silné">žádáte následující informace</text:span>:<text:span text:style-name="T17"><text:s/>„</text:span><text:span text:style-name="T18">záverečné vyhodnocovacie výstupy (informácie, dokumenty) provedené Mgr. Monikou Šimůnkovou, Mgr. Zuzanou Durajovou, ktoré zjistovali v psychiatrických zariad</text:span><text:span text:style-name="T19">enicach ČR kvalitu práce sudmi ustanovených opatrovnikov poskytnutú opatrovaným – klientom.“</text:span></text:p>
      <text:p text:style-name="Základnítext">K Vaší žádosti<text:s/><text:span text:style-name="Silné">poskytuji následující informace</text:span>:</text:p>
      <text:p text:style-name="Základnítext">Veřejný ochránce práv plní roli monitorovacího orgánu pro Úmluvu o právech osob se zdravotním postižením. V rámci této působnosti provedl výzkum, který se týká výkonu veřejného opatrovnictví. Tento výzkum je dostupný online na internetových stránkách ochránce<text:span text:style-name="Značkapozn.podčarou"><text:note text:note-class="footnote" text:id="_ftn0"><text:note-citation>1</text:note-citation><text:note-body><text:p text:style-name="Textpozn.podčarou"><text:s/>Výzkum veřejného ochránce práv<text:span text:style-name="T20"><text:s/></text:span>Křižovatky ochrany: Zkušenosti obcí při výkonu opatrovnictví a dalších úkonech při ochraně zranitelných dospělých ze dne 15. 9. 2021,, sp. zn. 54/2020/OZP/ZD, dostupná z:<text:s/><text:a xlink:href="https://www.ochrance.cz/uploads-import/ESO/54_2020_OZP_výzkum.docx.pdf" office:target-frame-name="_top" xlink:show="replace"><text:span text:style-name="Hypertextovýodkaz">https://www.ochrance.cz/uploads-import/ESO/54_2020_OZP_v%C3%BDzkum.docx.pd</text:span><text:span text:style-name="Hypertextovýodkaz">f</text:span></text:a></text:p><text:p text:style-name="Textpozn.podčarou"/></text:note-body></text:note></text:span>.<text:s/></text:p>
      <text:p text:style-name="Základnítext">Postupem obcí jakožto veřejných opatrovníků se ochránce zabývá rovněž v rámci individuálních podnětů. Závěry těchto šetření jsou dostupné online v Evidenci stanovisek ochránce:<text:s/><text:a xlink:href="https://eso.ochrance.cz/" office:target-frame-name="_top" xlink:show="replace"><text:span text:style-name="Hypertextovýodkaz">https://eso.ochrance.cz</text:span></text:a><text:span text:style-name="Značkapozn.podčarou"><text:note text:note-class="footnote" text:id="_ftn1"><text:note-citation>2</text:note-citation><text:note-body><text:p text:style-name="Textpozn.podčarou"><text:s/>Pro<text:s/>snazší vyhledání jednotlivých zpráv o šetření je třeba do kolonky<text:s/><text:span text:style-name="T21">Oblast práva</text:span><text:s/>zadat: 203.9 veřejné opatrovnictví.</text:p></text:note-body></text:note></text:span>. Současně dodávám, že s ohledem na zákonem stanovenou působnost se ochránce nemůže zabývat postupem soukromých opatrovníků a stejně tak ani zástupců z řad členů domácnosti a podpůrců.</text:p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P13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Y45H*</text:span></text:p>
        <text:p text:style-name="P12"/>
        <text:p text:style-name="P13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30T07:52:00Z</meta:creation-date>
    <dc:date>2021-12-30T07:54:00Z</dc:date>
    <meta:print-date>2016-06-27T07:08:00Z</meta:print-date>
    <meta:template xlink:href="KVOP_dopis%20vedoucího" xlink:type="simple"/>
    <meta:editing-cycles>3</meta:editing-cycles>
    <meta:editing-duration>PT180S</meta:editing-duration>
    <meta:user-defined meta:name="ContentTypeId">0x010100D3A71DC738674B4893D02C4CA0E22FAC</meta:user-defined>
    <meta:document-statistic meta:page-count="2" meta:paragraph-count="3" meta:word-count="223" meta:character-count="1538" meta:row-count="10" meta:non-whitespace-character-count="1318"/>
  </office:meta>
</office:document-meta>
</file>